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a9b" officeooo:paragraph-rsid="0009e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ọ và Tên: Ngô Văn Huy</text:p>
      <text:p text:style-name="P1">Vị trí: Thành viên</text:p>
      <text:p text:style-name="P1">Những kiến thức thu được từ môn học này đó là cài đặt và làm quen với hệ điều hành ubutu </text:p>
      <text:p text:style-name="P1">làm việc theo nhóm trong hệ điều hành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7:38.261035009</meta:creation-date>
    <dc:date>2019-10-01T14:13:36.454135427</dc:date>
    <meta:editing-duration>PT5M59S</meta:editing-duration>
    <meta:editing-cycles>1</meta:editing-cycles>
    <meta:document-statistic meta:table-count="0" meta:image-count="0" meta:object-count="0" meta:page-count="1" meta:paragraph-count="4" meta:word-count="40" meta:character-count="171" meta:non-whitespace-character-count="134"/>
    <meta:generator>LibreOffice/6.0.7.3$Linux_X86_64 LibreOffice_project/00m0$Build-3</meta:generator>
  </office:meta>
</office:document-meta>
</file>